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fo:min-height="0.712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2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5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7" style:family="graphic" style:parent-style-name="objectwithoutfill">
      <style:graphic-properties svg:stroke-color="#000000" draw:marker-end="Extrémités_20_de_20_flèche_20_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Extrémités_20_de_20_flèche_20_5" draw:marker-end-width="0.3cm" draw:fill="none" draw:textarea-vertical-align="middle"/>
    </style:style>
    <style:style style:name="gr19" style:family="graphic" style:parent-style-name="standard">
      <style:graphic-properties svg:stroke-color="#1c1c1c" draw:fill-color="#111111" draw:textarea-horizontal-align="justify" draw:textarea-vertical-align="middle" draw:auto-grow-height="false" fo:min-height="0.104cm" fo:min-width="2.33cm"/>
    </style:style>
    <style:style style:name="gr20" style:family="graphic" style:parent-style-name="standard">
      <style:graphic-properties draw:stroke="solid" svg:stroke-color="#1c1c1c" draw:fill="none" draw:fill-color="#111111" fo:min-height="2.134cm"/>
      <style:paragraph-properties style:writing-mode="lr-tb"/>
    </style:style>
    <style:style style:name="gr21" style:family="graphic" style:parent-style-name="standard">
      <style:graphic-properties svg:stroke-color="#1c1c1c" draw:fill-color="#111111" draw:textarea-horizontal-align="justify" draw:textarea-vertical-align="middle" draw:auto-grow-height="false" fo:min-height="4.206cm" fo:min-width="0.259cm"/>
    </style:style>
    <style:style style:name="gr22" style:family="graphic" style:parent-style-name="standard">
      <style:graphic-properties svg:stroke-color="#1c1c1c" draw:fill-color="#111111" draw:textarea-horizontal-align="justify" draw:textarea-vertical-align="middle" draw:auto-grow-height="false" fo:min-height="0.5cm" fo:min-width="0.25cm"/>
    </style:style>
    <style:style style:name="gr23" style:family="graphic" style:parent-style-name="standard">
      <style:graphic-properties svg:stroke-color="#1c1c1c" draw:fill-color="#111111" draw:textarea-vertical-align="middle"/>
    </style:style>
    <style:style style:name="gr24" style:family="graphic" style:parent-style-name="objectwithoutfill">
      <style:graphic-properties svg:stroke-color="#1c1c1c" draw:fill="none" draw:fill-color="#111111" draw:textarea-vertical-align="middle"/>
    </style:style>
    <style:style style:name="gr25" style:family="graphic" style:parent-style-name="standard">
      <style:graphic-properties svg:stroke-color="#1c1c1c" draw:fill-color="#111111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1c1c1c" draw:fill-color="#111111" draw:textarea-horizontal-align="justify" draw:textarea-vertical-align="middle" draw:auto-grow-height="false" fo:min-height="0.104cm" fo:min-width="0cm" fo:wrap-option="wrap"/>
    </style:style>
    <style:style style:name="gr2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30" style:family="graphic" style:parent-style-name="standard">
      <style:graphic-properties svg:stroke-color="#000000" draw:fill-color="#000000" draw:textarea-vertical-align="middle"/>
    </style:style>
    <style:style style:name="gr31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svg:stroke-color="#000000" draw:marker-start="Arrow" draw:marker-start-width="0.3cm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4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111111"/>
      <style:paragraph-properties fo:text-align="center"/>
    </style:style>
    <style:style style:name="P9" style:family="paragraph">
      <loext:graphic-properties draw:fill="none" draw:fill-color="#111111"/>
    </style:style>
    <style:style style:name="P10" style:family="paragraph">
      <loext:graphic-properties draw:fill="none" draw:fill-color="#111111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000000"/>
    </style:style>
    <style:style style:name="T1" style:family="text">
      <style:text-properties fo:language="fr" fo:country="FR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0.5cm" svg:height="1.75cm" svg:x="7.5cm" svg:y="2.5cm" draw:kind="arc" draw:start-angle="352.99" draw:end-angle="348.93">
          <text:p/>
        </draw:ellipse>
        <draw:ellipse draw:style-name="gr1" draw:text-style-name="P1" draw:layer="layout" svg:width="0.5cm" svg:height="1.75cm" svg:x="8cm" svg:y="2.5cm" draw:kind="arc" draw:start-angle="352.99" draw:end-angle="348.93">
          <text:p/>
        </draw:ellipse>
        <draw:ellipse draw:style-name="gr1" draw:text-style-name="P1" draw:layer="layout" svg:width="0.5cm" svg:height="1.75cm" svg:x="7.75cm" svg:y="2.5cm" draw:kind="arc" draw:start-angle="352.99" draw:end-angle="348.93">
          <text:p/>
        </draw:ellipse>
        <draw:ellipse draw:style-name="gr1" draw:text-style-name="P1" draw:layer="layout" svg:width="0.5cm" svg:height="1.75cm" svg:x="6.75cm" svg:y="2.5cm" draw:kind="arc" draw:start-angle="352.99" draw:end-angle="348.93">
          <text:p/>
        </draw:ellipse>
        <draw:ellipse draw:style-name="gr1" draw:text-style-name="P1" draw:layer="layout" svg:width="0.5cm" svg:height="1.75cm" svg:x="7.25cm" svg:y="2.5cm" draw:kind="arc" draw:start-angle="352.99" draw:end-angle="348.93">
          <text:p/>
        </draw:ellipse>
        <draw:ellipse draw:style-name="gr1" draw:text-style-name="P1" draw:layer="layout" svg:width="0.5cm" svg:height="1.75cm" svg:x="7cm" svg:y="2.5cm" draw:kind="arc" draw:start-angle="352.99" draw:end-angle="348.93">
          <text:p/>
        </draw:ellipse>
        <draw:ellipse draw:style-name="gr1" draw:text-style-name="P1" draw:layer="layout" svg:width="0.5cm" svg:height="1.75cm" svg:x="4.5cm" svg:y="8.75cm" draw:kind="arc" draw:start-angle="352.99" draw:end-angle="348.93">
          <text:p/>
        </draw:ellipse>
        <draw:ellipse draw:style-name="gr1" draw:text-style-name="P1" draw:layer="layout" svg:width="0.5cm" svg:height="1.75cm" svg:x="5cm" svg:y="8.75cm" draw:kind="arc" draw:start-angle="352.99" draw:end-angle="348.93">
          <text:p/>
        </draw:ellipse>
        <draw:ellipse draw:style-name="gr1" draw:text-style-name="P1" draw:layer="layout" svg:width="0.5cm" svg:height="1.75cm" svg:x="4.75cm" svg:y="8.75cm" draw:kind="arc" draw:start-angle="352.99" draw:end-angle="348.93">
          <text:p/>
        </draw:ellipse>
        <draw:ellipse draw:style-name="gr1" draw:text-style-name="P1" draw:layer="layout" svg:width="0.5cm" svg:height="1.75cm" svg:x="3.75cm" svg:y="8.75cm" draw:kind="arc" draw:start-angle="352.99" draw:end-angle="348.93">
          <text:p/>
        </draw:ellipse>
        <draw:ellipse draw:style-name="gr1" draw:text-style-name="P1" draw:layer="layout" svg:width="0.5cm" svg:height="1.75cm" svg:x="4.25cm" svg:y="8.75cm" draw:kind="arc" draw:start-angle="352.99" draw:end-angle="348.93">
          <text:p/>
        </draw:ellipse>
        <draw:ellipse draw:style-name="gr1" draw:text-style-name="P1" draw:layer="layout" svg:width="0.5cm" svg:height="1.75cm" svg:x="4cm" svg:y="8.75cm" draw:kind="arc" draw:start-angle="352.99" draw:end-angle="348.93">
          <text:p/>
        </draw:ellipse>
        <draw:ellipse draw:style-name="gr1" draw:text-style-name="P1" draw:layer="layout" svg:width="0.5cm" svg:height="1.75cm" svg:x="11.75cm" svg:y="8.75cm" draw:kind="arc" draw:start-angle="352.99" draw:end-angle="348.93">
          <text:p/>
        </draw:ellipse>
        <draw:ellipse draw:style-name="gr1" draw:text-style-name="P1" draw:layer="layout" svg:width="0.5cm" svg:height="1.75cm" svg:x="12.25cm" svg:y="8.75cm" draw:kind="arc" draw:start-angle="352.99" draw:end-angle="348.93">
          <text:p/>
        </draw:ellipse>
        <draw:ellipse draw:style-name="gr1" draw:text-style-name="P1" draw:layer="layout" svg:width="0.5cm" svg:height="1.75cm" svg:x="12cm" svg:y="8.75cm" draw:kind="arc" draw:start-angle="352.99" draw:end-angle="348.93">
          <text:p/>
        </draw:ellipse>
        <draw:ellipse draw:style-name="gr1" draw:text-style-name="P1" draw:layer="layout" svg:width="0.5cm" svg:height="1.75cm" svg:x="11cm" svg:y="8.75cm" draw:kind="arc" draw:start-angle="352.99" draw:end-angle="348.93">
          <text:p/>
        </draw:ellipse>
        <draw:ellipse draw:style-name="gr1" draw:text-style-name="P1" draw:layer="layout" svg:width="0.5cm" svg:height="1.75cm" svg:x="11.5cm" svg:y="8.75cm" draw:kind="arc" draw:start-angle="352.99" draw:end-angle="348.93">
          <text:p/>
        </draw:ellipse>
        <draw:ellipse draw:style-name="gr1" draw:text-style-name="P1" draw:layer="layout" svg:width="0.5cm" svg:height="1.75cm" svg:x="11.25cm" svg:y="8.75cm" draw:kind="arc" draw:start-angle="352.99" draw:end-angle="348.93">
          <text:p/>
        </draw:ellipse>
        <draw:polygon draw:style-name="gr2" draw:text-style-name="P2" draw:layer="layout" svg:width="1.749cm" svg:height="0.999cm" svg:x="7.25cm" svg:y="9.25cm" svg:viewBox="0 0 1750 1000" draw:points="0,0 1750,0 1750,1000 0,1000">
          <text:p text:style-name="P1">R</text:p>
        </draw:polygon>
        <draw:polygon draw:style-name="gr2" draw:text-style-name="P2" draw:layer="layout" svg:width="1.749cm" svg:height="0.999cm" svg:x="11.5cm" svg:y="3cm" svg:viewBox="0 0 1750 1000" draw:points="0,0 1750,0 1750,1000 0,1000">
          <text:p text:style-name="P1">R</text:p>
        </draw:polygon>
        <draw:line draw:style-name="gr3" draw:text-style-name="P3" draw:layer="layout" svg:x1="3cm" svg:y1="3.5cm" svg:x2="6.75cm" svg:y2="3.5cm">
          <text:p/>
        </draw:line>
        <draw:line draw:style-name="gr3" draw:text-style-name="P3" draw:layer="layout" svg:x1="8.25cm" svg:y1="3.5cm" svg:x2="11.5cm" svg:y2="3.5cm">
          <text:p/>
        </draw:line>
        <draw:line draw:style-name="gr3" draw:text-style-name="P3" draw:layer="layout" svg:x1="13.25cm" svg:y1="3.5cm" svg:x2="17cm" svg:y2="3.5cm">
          <text:p/>
        </draw:line>
        <draw:line draw:style-name="gr3" draw:text-style-name="P3" draw:layer="layout" svg:x1="1.75cm" svg:y1="9.75cm" svg:x2="3.75cm" svg:y2="9.75cm">
          <text:p/>
        </draw:line>
        <draw:line draw:style-name="gr3" draw:text-style-name="P3" draw:layer="layout" svg:x1="5.25cm" svg:y1="9.75cm" svg:x2="7.25cm" svg:y2="9.75cm">
          <text:p/>
        </draw:line>
        <draw:line draw:style-name="gr3" draw:text-style-name="P3" draw:layer="layout" svg:x1="9cm" svg:y1="9.75cm" svg:x2="11cm" svg:y2="9.75cm">
          <text:p/>
        </draw:line>
        <draw:line draw:style-name="gr3" draw:text-style-name="P3" draw:layer="layout" svg:x1="12.5cm" svg:y1="9.75cm" svg:x2="14.5cm" svg:y2="9.75cm">
          <text:p/>
        </draw:line>
        <draw:line draw:style-name="gr4" draw:text-style-name="P4" draw:layer="layout" svg:x1="15.25cm" svg:y1="9.75cm" svg:x2="18.25cm" svg:y2="9.75cm">
          <text:p/>
        </draw:line>
        <draw:custom-shape draw:style-name="gr5" draw:text-style-name="P5" draw:layer="layout" svg:width="0.5cm" svg:height="0.5cm" svg:x="2.75cm" svg:y="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cm" svg:y1="9.25cm" svg:x2="14.5cm" svg:y2="10.25cm">
          <text:p/>
        </draw:line>
        <draw:line draw:style-name="gr3" draw:text-style-name="P3" draw:layer="layout" svg:x1="15.25cm" svg:y1="9.25cm" svg:x2="15.25cm" svg:y2="10.25cm">
          <text:p/>
        </draw:line>
        <draw:custom-shape draw:style-name="gr5" draw:text-style-name="P5" draw:layer="layout" svg:width="0.5cm" svg:height="0.5cm" svg:x="16.75cm" svg:y="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cm" svg:height="0.5cm" svg:x="1.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cm" svg:height="0.5cm" svg:x="9.8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cm" svg:height="0.5cm" svg:x="18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25cm" svg:height="0.962cm" svg:x="3.5cm" svg:y="7.75cm">
          <draw:text-box>
            <text:p>R1,L1</text:p>
          </draw:text-box>
        </draw:frame>
        <draw:frame draw:style-name="gr6" draw:text-style-name="P6" draw:layer="layout" svg:width="2.25cm" svg:height="0.962cm" svg:x="6.5cm" svg:y="1.538cm">
          <draw:text-box>
            <text:p>R1,L1</text:p>
          </draw:text-box>
        </draw:frame>
        <draw:frame draw:style-name="gr6" draw:text-style-name="P6" draw:layer="layout" svg:width="2.25cm" svg:height="0.962cm" svg:x="10.75cm" svg:y="7.75cm">
          <draw:text-box>
            <text:p>R2,L2</text:p>
          </draw:text-box>
        </draw:frame>
        <draw:frame draw:style-name="gr6" draw:text-style-name="P6" draw:layer="layout" svg:width="0.75cm" svg:height="0.962cm" svg:x="2.5cm" svg:y="2.5cm">
          <draw:text-box>
            <text:p>A</text:p>
          </draw:text-box>
        </draw:frame>
        <draw:frame draw:style-name="gr6" draw:text-style-name="P6" draw:layer="layout" svg:width="0.75cm" svg:height="0.962cm" svg:x="16.75cm" svg:y="2.5cm">
          <draw:text-box>
            <text:p>B</text:p>
          </draw:text-box>
        </draw:frame>
        <draw:frame draw:style-name="gr6" draw:text-style-name="P6" draw:layer="layout" svg:width="0.75cm" svg:height="0.962cm" svg:x="17.75cm" svg:y="8.688cm">
          <draw:text-box>
            <text:p>D</text:p>
          </draw:text-box>
        </draw:frame>
        <draw:frame draw:style-name="gr6" draw:text-style-name="P6" draw:layer="layout" svg:width="0.75cm" svg:height="0.962cm" svg:x="9.6cm" svg:y="8.738cm">
          <draw:text-box>
            <text:p>B</text:p>
          </draw:text-box>
        </draw:frame>
        <draw:frame draw:style-name="gr6" draw:text-style-name="P6" draw:layer="layout" svg:width="0.75cm" svg:height="0.962cm" svg:x="1.25cm" svg:y="8.75cm">
          <draw:text-box>
            <text:p>A</text:p>
          </draw:text-box>
        </draw:frame>
        <draw:frame draw:style-name="gr7" draw:text-style-name="P7" draw:layer="layout" svg:width="0.75cm" svg:height="0.962cm" svg:x="14.5cm" svg:y="9.288cm">
          <draw:text-box>
            <text:p>C</text:p>
          </draw:text-box>
        </draw:frame>
        <draw:polyline draw:style-name="gr3" draw:text-style-name="P3" draw:layer="layout" svg:width="12.494cm" svg:height="3.997cm" draw:transform="skewX (-3.72864533353303E-017) rotate (0.347145988221672) translate (3.75cm 16.75cm)" svg:viewBox="0 0 12495 3998" draw:points="0,0 12495,1 11049,3998 235,85">
          <text:p/>
        </draw:polyline>
        <draw:polyline draw:style-name="gr3" draw:text-style-name="P3" draw:layer="layout" svg:width="0.869cm" svg:height="2.134cm" draw:transform="rotate (1.89246050793745) translate (7.74993521819467cm 15.2500215877182cm)" svg:viewBox="0 0 870 2135" draw:points="0,0 791,0 870,2135 79,2135">
          <text:p/>
        </draw:polyline>
        <draw:line draw:style-name="gr8" draw:text-style-name="P3" draw:layer="layout" svg:x1="9.5cm" svg:y1="14.25cm" svg:x2="11.5cm" svg:y2="13.5cm">
          <text:p/>
        </draw:line>
        <draw:frame draw:style-name="gr9" draw:text-style-name="P6" draw:layer="layout" svg:width="1.031cm" svg:height="0.962cm" svg:x="7.819cm" svg:y="13.35cm">
          <draw:text-box>
            <text:p>M</text:p>
          </draw:text-box>
        </draw:frame>
        <draw:frame draw:style-name="gr10" draw:text-style-name="P6" draw:layer="layout" svg:width="0.959cm" svg:height="0.962cm" svg:x="15.369cm" svg:y="11.738cm">
          <draw:text-box>
            <text:p>H</text:p>
          </draw:text-box>
        </draw:frame>
        <draw:frame draw:style-name="gr11" draw:text-style-name="P6" draw:layer="layout" svg:width="0.997cm" svg:height="0.962cm" svg:x="15.25cm" svg:y="16.5cm">
          <draw:text-box>
            <text:p>O</text:p>
          </draw:text-box>
        </draw:frame>
        <draw:frame draw:style-name="gr11" draw:text-style-name="P6" draw:layer="layout" svg:width="0.997cm" svg:height="0.962cm" svg:x="3.25cm" svg:y="16.438cm">
          <draw:text-box>
            <text:p>O</text:p>
          </draw:text-box>
        </draw:frame>
        <draw:frame draw:style-name="gr9" draw:text-style-name="P6" draw:layer="layout" svg:width="1.031cm" svg:height="0.962cm" svg:x="11.119cm" svg:y="12.75cm">
          <draw:text-box>
            <text:p>v</text:p>
          </draw:text-box>
        </draw:frame>
        <draw:line draw:style-name="gr12" draw:text-style-name="P3" draw:layer="layout" svg:x1="11.25cm" svg:y1="13cm" svg:x2="11.75cm" svg:y2="13cm">
          <text:p/>
        </draw:line>
        <draw:polyline draw:style-name="gr3" draw:text-style-name="P3" draw:layer="layout" svg:width="10.749cm" svg:height="6.499cm" svg:x="5cm" svg:y="20.25cm" svg:viewBox="0 0 10750 6500" draw:points="0,0 10750,0 10750,6500 3250,6500 3250,1000">
          <text:p/>
        </draw:polyline>
        <draw:line draw:style-name="gr3" draw:text-style-name="P3" draw:layer="layout" svg:x1="8.25cm" svg:y1="21.6cm" svg:x2="5cm" svg:y2="21.6cm">
          <text:p/>
        </draw:line>
        <draw:line draw:style-name="gr3" draw:text-style-name="P3" draw:layer="layout" svg:x1="8.25cm" svg:y1="20.25cm" svg:x2="8.25cm" svg:y2="20.75cm">
          <text:p/>
        </draw:line>
        <draw:frame draw:style-name="gr11" draw:text-style-name="P6" draw:layer="layout" svg:width="0.997cm" svg:height="0.962cm" svg:x="7.253cm" svg:y="20.538cm">
          <draw:text-box>
            <text:p>O</text:p>
          </draw:text-box>
        </draw:frame>
        <draw:frame draw:style-name="gr13" draw:text-style-name="P6" draw:layer="layout" svg:width="0.997cm" svg:height="1cm" svg:x="7.503cm" svg:y="22.75cm">
          <draw:text-box>
            <text:p>I</text:p>
          </draw:text-box>
        </draw:frame>
        <draw:frame draw:style-name="gr14" draw:text-style-name="P6" draw:layer="layout" svg:width="0.82cm" svg:height="0.962cm" svg:x="7.403cm" svg:y="24.588cm">
          <draw:text-box>
            <text:p>J</text:p>
          </draw:text-box>
        </draw:frame>
        <draw:line draw:style-name="gr15" draw:text-style-name="P3" draw:layer="layout" svg:x1="8.25cm" svg:y1="21cm" svg:x2="10.5cm" svg:y2="21cm">
          <text:p/>
        </draw:line>
        <draw:frame draw:style-name="gr13" draw:text-style-name="P6" draw:layer="layout" svg:width="0.997cm" svg:height="1cm" svg:x="13.503cm" svg:y="24.5cm">
          <draw:text-box>
            <text:p>B</text:p>
          </draw:text-box>
        </draw:frame>
        <draw:custom-shape draw:style-name="gr16" draw:text-style-name="P5" draw:layer="layout" svg:width="0.25cm" svg:height="0.25cm" svg:x="8.1cm" svg:y="2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cm" svg:height="0.25cm" svg:x="8.15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247cm" svg:height="1cm" svg:x="10.253cm" svg:y="20.5cm">
          <draw:text-box>
            <text:p>Vo</text:p>
          </draw:text-box>
        </draw:frame>
        <draw:line draw:style-name="gr17" draw:text-style-name="P3" draw:layer="layout" svg:x1="13.715cm" svg:y1="24.5cm" svg:x2="14.215cm" svg:y2="24.5cm">
          <text:p/>
        </draw:line>
        <draw:line draw:style-name="gr18" draw:text-style-name="P3" draw:layer="layout" svg:x1="10.5cm" svg:y1="20.65cm" svg:x2="11.25cm" svg:y2="20.65cm">
          <text:p/>
        </draw:line>
        <draw:circle draw:style-name="gr1" draw:text-style-name="P1" draw:layer="layout" svg:width="1.25cm" svg:height="1.25cm" svg:x="12.45cm" svg:y="24.25cm" draw:kind="arc" draw:start-angle="336.51" draw:end-angle="326.14">
          <text:p/>
        </draw:circle>
      </draw:page>
      <draw:page draw:name="page2" draw:style-name="dp1" draw:master-page-name="Standard">
        <draw:custom-shape draw:style-name="gr19" draw:text-style-name="P8" draw:layer="layout" svg:width="4cm" svg:height="0.5cm" svg:x="13.7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3.75cm" svg:height="2.384cm" svg:x="9cm" svg:y="13.566cm">
          <draw:text-box>
            <text:p>Générateur de tensoin <text:span text:style-name="T1">sinu</text:span><text:span text:style-name="T1">soïd</text:span><text:span text:style-name="T1">ale</text:span></text:p>
          </draw:text-box>
        </draw:frame>
        <draw:custom-shape draw:style-name="gr21" draw:text-style-name="P8" draw:layer="layout" svg:width="0.759cm" svg:height="4.456cm" draw:transform="skewX (-0.668286570588629) rotate (-2.25548899235227) translate (16.857cm 6.381cm)">
          <text:p/>
          <draw:enhanced-geometry svg:viewBox="0 0 21600 21600" draw:type="block-arc" draw:modifiers="-167.495547282436 9618.845973299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8" draw:layer="layout" svg:width="0.75cm" svg:height="0.75cm" svg:x="15.2cm" svg:y="12.738cm">
          <text:p/>
          <draw:enhanced-geometry svg:viewBox="0 0 21600 21600" draw:type="rectangle" draw:enhanced-path="M 0 0 L 21600 0 21600 21600 0 21600 0 0 Z N"/>
        </draw:custom-shape>
        <draw:polygon draw:style-name="gr23" draw:text-style-name="P8" draw:layer="layout" svg:width="0.249cm" svg:height="12.749cm" svg:x="18.45cm" svg:y="1.538cm" svg:viewBox="0 0 250 12750" draw:points="0,12500 0,0 250,0 250,12750">
          <text:p/>
        </draw:polygon>
        <draw:polygon draw:style-name="gr23" draw:text-style-name="P8" draw:layer="layout" svg:width="4.999cm" svg:height="0.249cm" svg:x="14.2cm" svg:y="2.288cm" svg:viewBox="0 0 5000 250" draw:points="0,0 5000,0 5000,250 0,250">
          <text:p/>
        </draw:polygon>
        <draw:polygon draw:style-name="gr23" draw:text-style-name="P8" draw:layer="layout" svg:width="2.749cm" svg:height="0.249cm" svg:x="16.45cm" svg:y="6.538cm" svg:viewBox="0 0 2750 250" draw:points="0,0 2750,0 2750,250 0,250">
          <text:p/>
        </draw:polygon>
        <draw:polygon draw:style-name="gr23" draw:text-style-name="P8" draw:layer="layout" svg:width="2.749cm" svg:height="0.249cm" svg:x="16.45cm" svg:y="11.038cm" svg:viewBox="0 0 2750 250" draw:points="0,0 2750,0 2750,250 0,250">
          <text:p/>
        </draw:polygon>
        <draw:line draw:style-name="gr24" draw:text-style-name="P10" draw:layer="layout" svg:x1="15.45cm" svg:y1="11.288cm" svg:x2="15.45cm" svg:y2="2.538cm">
          <text:p/>
        </draw:line>
        <draw:polygon draw:style-name="gr24" draw:text-style-name="P10" draw:layer="layout" svg:width="2.643cm" svg:height="2.884cm" draw:transform="rotate (-1.84917634248799) translate (16.7001406209748cm 10.2880401896439cm)" svg:viewBox="0 0 2644 2885" draw:points="0,0 1820,0 2644,2885 824,2885">
          <text:p/>
        </draw:polygon>
        <draw:line draw:style-name="gr24" draw:text-style-name="P10" draw:layer="layout" svg:x1="15.45cm" svg:y1="12.788cm" svg:x2="15.45cm" svg:y2="11.788cm">
          <text:p/>
        </draw:line>
        <draw:ellipse draw:style-name="gr23" draw:text-style-name="P8" draw:layer="layout" svg:width="0.75cm" svg:height="0.25cm" svg:x="15.1cm" svg:y="10.988cm" draw:kind="arc" draw:start-angle="282.8" draw:end-angle="282.3">
          <text:p/>
        </draw:ellipse>
        <draw:custom-shape draw:style-name="gr25" draw:text-style-name="P8" draw:layer="layout" svg:width="0.25cm" svg:height="0.25cm" svg:x="10.5cm" svg:y="8.1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8" draw:layer="layout" svg:width="0.25cm" svg:height="0.25cm" svg:x="10.55cm" svg:y="8.8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" draw:text-style-name="P10" draw:layer="layout" svg:x1="10.7cm" svg:y1="13.538cm" svg:x2="10.7cm" svg:y2="9.038cm">
          <text:p/>
        </draw:line>
        <draw:path draw:style-name="gr24" draw:text-style-name="P10" draw:layer="layout" svg:width="4.883cm" svg:height="1.292cm" draw:transform="rotate (-2.72480802821355) translate (15.5634255648594cm 3.07355669474767cm)" svg:viewBox="0 0 4884 1293" svg:d="M0 169c893-628 450 707 1294 573 480-77 1132-143 1441 239 644 796 947-223 1537 131l510-23 102-5">
          <text:p/>
        </draw:path>
        <draw:path draw:style-name="gr24" draw:text-style-name="P10" draw:layer="layout" svg:width="3.922cm" svg:height="1.209cm" draw:transform="rotate (-3.14159265358979) translate (15.403cm 13.502cm)" svg:viewBox="0 0 3923 1210" svg:d="M0 1186c470 104 895-170 1368-91 496 83 1006 58 1506 0 583-67 835-645 1049-1095v46">
          <text:p/>
        </draw:path>
        <draw:line draw:style-name="gr24" draw:text-style-name="P10" draw:layer="layout" svg:x1="10.7cm" svg:y1="9.038cm" svg:x2="9.95cm" svg:y2="8.288cm">
          <text:p/>
        </draw:line>
        <draw:custom-shape draw:style-name="gr26" draw:text-style-name="P8" draw:layer="layout" svg:width="0.5cm" svg:height="0.5cm" svg:x="15.2cm" svg:y="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0" draw:layer="layout" svg:x1="10.6cm" svg:y1="8.088cm" svg:x2="10.6cm" svg:y2="6.588cm">
          <text:p/>
        </draw:line>
        <draw:line draw:style-name="gr24" draw:text-style-name="P10" draw:layer="layout" svg:x1="10.6cm" svg:y1="5.588cm" svg:x2="10.6cm" svg:y2="4.088cm">
          <text:p/>
        </draw:line>
        <draw:polygon draw:style-name="gr24" draw:text-style-name="P10" draw:layer="layout" svg:width="0.749cm" svg:height="0.999cm" svg:x="10.2cm" svg:y="5.538cm" svg:viewBox="0 0 750 1000" draw:points="0,0 750,0 750,1000 0,1000">
          <text:p/>
        </draw:polygon>
        <draw:frame draw:style-name="gr27" draw:text-style-name="P11" draw:layer="layout" svg:width="1cm" svg:height="1cm" svg:x="10.2cm" svg:y="5.588cm">
          <draw:text-box>
            <text:p>R</text:p>
          </draw:text-box>
        </draw:frame>
        <draw:frame draw:style-name="gr28" draw:text-style-name="P11" draw:layer="layout" svg:width="1cm" svg:height="1.25cm" svg:x="15.1cm" svg:y="13.588cm">
          <draw:text-box>
            <text:p>M</text:p>
          </draw:text-box>
        </draw:frame>
        <draw:frame draw:style-name="gr29" draw:text-style-name="P11" draw:layer="layout" svg:width="9cm" svg:height="0.962cm" svg:x="10.05cm" svg:y="16.688cm">
          <draw:text-box>
            <text:p>Fig1 : Système de l’exercice 1</text:p>
          </draw:text-box>
        </draw:frame>
        <draw:circle draw:style-name="gr1" draw:text-style-name="P1" draw:layer="layout" svg:width="4.25cm" svg:height="4.25cm" svg:x="2.8cm" svg:y="23.9cm" draw:kind="arc" draw:start-angle="350.19" draw:end-angle="349.84">
          <text:p/>
        </draw:circle>
        <draw:ellipse draw:style-name="gr30" draw:text-style-name="P5" draw:layer="layout" svg:width="0.95cm" svg:height="1cm" svg:x="10.35cm" svg:y="18.9cm" draw:kind="arc" draw:start-angle="350.19" draw:end-angle="349.84">
          <text:p/>
        </draw:ellipse>
        <draw:line draw:style-name="gr31" draw:text-style-name="P5" draw:layer="layout" svg:x1="5cm" svg:y1="26cm" svg:x2="6.25cm" svg:y2="24.5cm">
          <text:p/>
        </draw:line>
        <draw:line draw:style-name="gr31" draw:text-style-name="P5" draw:layer="layout" svg:x1="6.25cm" svg:y1="24.5cm" svg:x2="10.5cm" svg:y2="19.75cm">
          <text:p/>
        </draw:line>
        <draw:frame draw:style-name="gr32" draw:text-style-name="P12" draw:layer="layout" svg:width="1.946cm" svg:height="0.962cm" svg:x="7.05cm" svg:y="26.35cm">
          <draw:text-box>
            <text:p>Terre</text:p>
          </draw:text-box>
        </draw:frame>
        <draw:frame draw:style-name="gr33" draw:text-style-name="P11" draw:layer="layout" svg:width="2.754cm" svg:height="0.962cm" svg:x="11.15cm" svg:y="18.95cm">
          <draw:text-box>
            <text:p>Satellite</text:p>
          </draw:text-box>
        </draw:frame>
        <draw:frame draw:style-name="gr32" draw:text-style-name="P12" draw:layer="layout" svg:width="0.853cm" svg:height="0.962cm" svg:x="7.8cm" svg:y="21.3cm">
          <draw:text-box>
            <text:p>h</text:p>
          </draw:text-box>
        </draw:frame>
        <draw:frame draw:style-name="gr29" draw:text-style-name="P11" draw:layer="layout" svg:width="7.5cm" svg:height="0.962cm" svg:x="10.5cm" svg:y="25.038cm">
          <draw:text-box>
            <text:p>Fig2 : Satellite artificiel</text:p>
          </draw:text-box>
        </draw:frame>
      </draw:page>
      <draw:page draw:name="page3" draw:style-name="dp1" draw:master-page-name="Standard">
        <draw:ellipse draw:style-name="gr1" draw:text-style-name="P1" draw:layer="layout" svg:width="0.5cm" svg:height="1.75cm" svg:x="8.65cm" svg:y="7.65cm" draw:kind="arc" draw:start-angle="352.99" draw:end-angle="348.93">
          <text:p/>
        </draw:ellipse>
        <draw:ellipse draw:style-name="gr1" draw:text-style-name="P1" draw:layer="layout" svg:width="0.5cm" svg:height="1.75cm" svg:x="9.15cm" svg:y="7.65cm" draw:kind="arc" draw:start-angle="352.99" draw:end-angle="348.93">
          <text:p/>
        </draw:ellipse>
        <draw:ellipse draw:style-name="gr1" draw:text-style-name="P1" draw:layer="layout" svg:width="0.5cm" svg:height="1.75cm" svg:x="8.9cm" svg:y="7.65cm" draw:kind="arc" draw:start-angle="352.99" draw:end-angle="348.93">
          <text:p/>
        </draw:ellipse>
        <draw:ellipse draw:style-name="gr1" draw:text-style-name="P1" draw:layer="layout" svg:width="0.5cm" svg:height="1.75cm" svg:x="7.9cm" svg:y="7.65cm" draw:kind="arc" draw:start-angle="352.99" draw:end-angle="348.93">
          <text:p/>
        </draw:ellipse>
        <draw:ellipse draw:style-name="gr1" draw:text-style-name="P1" draw:layer="layout" svg:width="0.5cm" svg:height="1.75cm" svg:x="8.4cm" svg:y="7.65cm" draw:kind="arc" draw:start-angle="352.99" draw:end-angle="348.93">
          <text:p/>
        </draw:ellipse>
        <draw:ellipse draw:style-name="gr1" draw:text-style-name="P1" draw:layer="layout" svg:width="0.5cm" svg:height="1.75cm" svg:x="8.15cm" svg:y="7.65cm" draw:kind="arc" draw:start-angle="352.99" draw:end-angle="348.93">
          <text:p/>
        </draw:ellipse>
        <draw:ellipse draw:style-name="gr1" draw:text-style-name="P1" draw:layer="layout" svg:width="0.5cm" svg:height="1.75cm" svg:x="10.5cm" svg:y="5.6cm" draw:kind="arc" draw:start-angle="352.99" draw:end-angle="348.93">
          <text:p/>
        </draw:ellipse>
        <draw:ellipse draw:style-name="gr1" draw:text-style-name="P1" draw:layer="layout" svg:width="0.5cm" svg:height="1.75cm" svg:x="11cm" svg:y="5.6cm" draw:kind="arc" draw:start-angle="352.99" draw:end-angle="348.93">
          <text:p/>
        </draw:ellipse>
        <draw:ellipse draw:style-name="gr1" draw:text-style-name="P1" draw:layer="layout" svg:width="0.5cm" svg:height="1.75cm" svg:x="10.75cm" svg:y="5.6cm" draw:kind="arc" draw:start-angle="352.99" draw:end-angle="348.93">
          <text:p/>
        </draw:ellipse>
        <draw:ellipse draw:style-name="gr1" draw:text-style-name="P1" draw:layer="layout" svg:width="0.5cm" svg:height="1.75cm" svg:x="9.75cm" svg:y="5.6cm" draw:kind="arc" draw:start-angle="352.99" draw:end-angle="348.93">
          <text:p/>
        </draw:ellipse>
        <draw:ellipse draw:style-name="gr1" draw:text-style-name="P1" draw:layer="layout" svg:width="0.5cm" svg:height="1.75cm" svg:x="10.25cm" svg:y="5.6cm" draw:kind="arc" draw:start-angle="352.99" draw:end-angle="348.93">
          <text:p/>
        </draw:ellipse>
        <draw:ellipse draw:style-name="gr1" draw:text-style-name="P1" draw:layer="layout" svg:width="0.5cm" svg:height="1.75cm" svg:x="10cm" svg:y="5.6cm" draw:kind="arc" draw:start-angle="352.99" draw:end-angle="348.93">
          <text:p/>
        </draw:ellipse>
        <draw:polygon draw:style-name="gr2" draw:text-style-name="P2" draw:layer="layout" svg:width="1.749cm" svg:height="0.999cm" svg:x="3.1cm" svg:y="6.862cm" svg:viewBox="0 0 1750 1000" draw:points="0,0 1750,0 1750,1000 0,1000">
          <text:p text:style-name="P1">R</text:p>
        </draw:polygon>
        <draw:line draw:style-name="gr3" draw:text-style-name="P3" draw:layer="layout" svg:x1="13.85cm" svg:y1="5.162cm" svg:x2="13.85cm" svg:y2="6.162cm">
          <text:p/>
        </draw:line>
        <draw:line draw:style-name="gr3" draw:text-style-name="P3" draw:layer="layout" svg:x1="14.7cm" svg:y1="5.162cm" svg:x2="14.7cm" svg:y2="6.162cm">
          <text:p/>
        </draw:line>
        <draw:ellipse draw:style-name="gr1" draw:text-style-name="P1" draw:layer="layout" svg:width="0.5cm" svg:height="1.75cm" svg:x="10.5cm" svg:y="3.3cm" draw:kind="arc" draw:start-angle="352.99" draw:end-angle="348.93">
          <text:p/>
        </draw:ellipse>
        <draw:ellipse draw:style-name="gr1" draw:text-style-name="P1" draw:layer="layout" svg:width="0.5cm" svg:height="1.75cm" svg:x="11cm" svg:y="3.3cm" draw:kind="arc" draw:start-angle="352.99" draw:end-angle="348.93">
          <text:p/>
        </draw:ellipse>
        <draw:ellipse draw:style-name="gr1" draw:text-style-name="P1" draw:layer="layout" svg:width="0.5cm" svg:height="1.75cm" svg:x="10.75cm" svg:y="3.3cm" draw:kind="arc" draw:start-angle="352.99" draw:end-angle="348.93">
          <text:p/>
        </draw:ellipse>
        <draw:ellipse draw:style-name="gr1" draw:text-style-name="P1" draw:layer="layout" svg:width="0.5cm" svg:height="1.75cm" svg:x="9.75cm" svg:y="3.3cm" draw:kind="arc" draw:start-angle="352.99" draw:end-angle="348.93">
          <text:p/>
        </draw:ellipse>
        <draw:ellipse draw:style-name="gr1" draw:text-style-name="P1" draw:layer="layout" svg:width="0.5cm" svg:height="1.75cm" svg:x="10.25cm" svg:y="3.3cm" draw:kind="arc" draw:start-angle="352.99" draw:end-angle="348.93">
          <text:p/>
        </draw:ellipse>
        <draw:ellipse draw:style-name="gr1" draw:text-style-name="P1" draw:layer="layout" svg:width="0.5cm" svg:height="1.75cm" svg:x="10cm" svg:y="3.3cm" draw:kind="arc" draw:start-angle="352.99" draw:end-angle="348.93">
          <text:p/>
        </draw:ellipse>
        <draw:ellipse draw:style-name="gr1" draw:text-style-name="P1" draw:layer="layout" svg:width="0.5cm" svg:height="1.75cm" svg:x="6.8cm" svg:y="4.65cm" draw:kind="arc" draw:start-angle="352.99" draw:end-angle="348.93">
          <text:p/>
        </draw:ellipse>
        <draw:ellipse draw:style-name="gr1" draw:text-style-name="P1" draw:layer="layout" svg:width="0.5cm" svg:height="1.75cm" svg:x="7.3cm" svg:y="4.65cm" draw:kind="arc" draw:start-angle="352.99" draw:end-angle="348.93">
          <text:p/>
        </draw:ellipse>
        <draw:ellipse draw:style-name="gr1" draw:text-style-name="P1" draw:layer="layout" svg:width="0.5cm" svg:height="1.75cm" svg:x="7.05cm" svg:y="4.65cm" draw:kind="arc" draw:start-angle="352.99" draw:end-angle="348.93">
          <text:p/>
        </draw:ellipse>
        <draw:ellipse draw:style-name="gr1" draw:text-style-name="P1" draw:layer="layout" svg:width="0.5cm" svg:height="1.75cm" svg:x="6.05cm" svg:y="4.65cm" draw:kind="arc" draw:start-angle="352.99" draw:end-angle="348.93">
          <text:p/>
        </draw:ellipse>
        <draw:ellipse draw:style-name="gr1" draw:text-style-name="P1" draw:layer="layout" svg:width="0.5cm" svg:height="1.75cm" svg:x="6.55cm" svg:y="4.65cm" draw:kind="arc" draw:start-angle="352.99" draw:end-angle="348.93">
          <text:p/>
        </draw:ellipse>
        <draw:ellipse draw:style-name="gr1" draw:text-style-name="P1" draw:layer="layout" svg:width="0.5cm" svg:height="1.75cm" svg:x="6.3cm" svg:y="4.65cm" draw:kind="arc" draw:start-angle="352.99" draw:end-angle="348.93">
          <text:p/>
        </draw:ellipse>
        <draw:line draw:style-name="gr3" draw:text-style-name="P3" draw:layer="layout" svg:x1="15.4cm" svg:y1="3.3cm" svg:x2="15.4cm" svg:y2="4.3cm">
          <text:p/>
        </draw:line>
        <draw:line draw:style-name="gr3" draw:text-style-name="P3" draw:layer="layout" svg:x1="16.15cm" svg:y1="3.3cm" svg:x2="16.15cm" svg:y2="4.3cm">
          <text:p/>
        </draw:line>
        <draw:line draw:style-name="gr3" draw:text-style-name="P3" draw:layer="layout" svg:x1="16.2cm" svg:y1="6.1cm" svg:x2="16.2cm" svg:y2="7.1cm">
          <text:p/>
        </draw:line>
        <draw:line draw:style-name="gr3" draw:text-style-name="P3" draw:layer="layout" svg:x1="17.05cm" svg:y1="6.1cm" svg:x2="17.05cm" svg:y2="7.1cm">
          <text:p/>
        </draw:line>
        <draw:line draw:style-name="gr3" draw:text-style-name="P3" draw:layer="layout" svg:x1="17.2cm" svg:y1="3.3cm" svg:x2="17.2cm" svg:y2="4.3cm">
          <text:p/>
        </draw:line>
        <draw:line draw:style-name="gr3" draw:text-style-name="P3" draw:layer="layout" svg:x1="17.95cm" svg:y1="3.3cm" svg:x2="17.95cm" svg:y2="4.3cm">
          <text:p/>
        </draw:line>
        <draw:line draw:style-name="gr3" draw:text-style-name="P3" draw:layer="layout" svg:x1="16.2cm" svg:y1="3.75cm" svg:x2="17.25cm" svg:y2="3.75cm">
          <text:p/>
        </draw:line>
        <draw:polyline draw:style-name="gr3" draw:text-style-name="P3" draw:layer="layout" svg:width="1.749cm" svg:height="2.249cm" svg:x="11.25cm" svg:y="4.25cm" svg:viewBox="0 0 1750 2250" draw:points="0,0 1750,0 1750,2250 0,2250">
          <text:p/>
        </draw:polyline>
        <draw:polyline draw:style-name="gr3" draw:text-style-name="P3" draw:layer="layout" svg:width="1.749cm" svg:height="2.249cm" svg:x="8.15cm" svg:y="4.3cm" svg:viewBox="0 0 1750 2250" draw:points="1750,0 0,0 0,2250 1750,2250">
          <text:p/>
        </draw:polyline>
        <draw:polyline draw:style-name="gr3" draw:text-style-name="P3" draw:layer="layout" svg:width="1.749cm" svg:height="2.749cm" svg:x="17cm" svg:y="3.75cm" svg:viewBox="0 0 1750 2750" draw:points="1000,0 1750,50 1750,2750 0,2750">
          <text:p/>
        </draw:polyline>
        <draw:polyline draw:style-name="gr3" draw:text-style-name="P3" draw:layer="layout" svg:width="1.099cm" svg:height="2.799cm" svg:x="15.15cm" svg:y="3.75cm" svg:viewBox="0 0 1100 2800" draw:points="350,0 0,100 0,2800 1100,2750">
          <text:p/>
        </draw:polyline>
        <draw:line draw:style-name="gr3" draw:text-style-name="P3" draw:layer="layout" svg:x1="14.7cm" svg:y1="5.65cm" svg:x2="15.2cm" svg:y2="5.65cm">
          <text:p/>
        </draw:line>
        <draw:line draw:style-name="gr3" draw:text-style-name="P3" draw:layer="layout" svg:x1="13.05cm" svg:y1="5.65cm" svg:x2="13.8cm" svg:y2="5.65cm">
          <text:p/>
        </draw:line>
        <draw:line draw:style-name="gr3" draw:text-style-name="P3" draw:layer="layout" svg:x1="7.7cm" svg:y1="5.65cm" svg:x2="8.2cm" svg:y2="5.65cm">
          <text:p/>
        </draw:line>
        <draw:polyline draw:style-name="gr3" draw:text-style-name="P3" draw:layer="layout" svg:width="2.249cm" svg:height="2.899cm" svg:x="5.75cm" svg:y="5.6cm" svg:viewBox="0 0 2250 2900" draw:points="450,0 0,100 0,2900 2250,2900">
          <text:p/>
        </draw:polyline>
        <draw:polyline draw:style-name="gr3" draw:text-style-name="P3" draw:layer="layout" svg:width="3.999cm" svg:height="2.999cm" svg:x="9.5cm" svg:y="5.6cm" svg:viewBox="0 0 4000 3000" draw:points="0,3000 4000,3000 4000,0">
          <text:p/>
        </draw:polyline>
        <draw:line draw:style-name="gr3" draw:text-style-name="P3" draw:layer="layout" svg:x1="1.4cm" svg:y1="7.4cm" svg:x2="3.15cm" svg:y2="7.4cm">
          <text:p/>
        </draw:line>
        <draw:line draw:style-name="gr3" draw:text-style-name="P3" draw:layer="layout" svg:x1="4.75cm" svg:y1="7.4cm" svg:x2="5.75cm" svg:y2="7.4cm">
          <text:p/>
        </draw:line>
        <draw:polyline draw:style-name="gr3" draw:text-style-name="P3" draw:layer="layout" svg:width="17.999cm" svg:height="5.749cm" svg:x="1.5cm" svg:y="5.25cm" svg:viewBox="0 0 18000 5750" draw:points="17250,0 18000,0 18000,5750 0,5750">
          <text:p/>
        </draw:polyline>
        <draw:line draw:style-name="gr34" draw:text-style-name="P1" draw:layer="layout" svg:x1="1.7cm" svg:y1="7.8cm" svg:x2="1.7cm" svg:y2="10.55cm">
          <text:p/>
        </draw:line>
        <draw:frame draw:style-name="gr35" draw:text-style-name="P11" draw:layer="layout" svg:width="0.5cm" svg:height="0.962cm" svg:x="14.5cm" svg:y="7.5cm">
          <draw:text-box>
            <text:p>C</text:p>
          </draw:text-box>
        </draw:frame>
        <draw:frame draw:style-name="gr33" draw:text-style-name="P11" draw:layer="layout" svg:width="0.959cm" svg:height="0.962cm" svg:x="13.8cm" svg:y="5.25cm">
          <draw:text-box>
            <text:p>C</text:p>
          </draw:text-box>
        </draw:frame>
        <draw:frame draw:style-name="gr33" draw:text-style-name="P11" draw:layer="layout" svg:width="0.959cm" svg:height="0.962cm" svg:x="15.341cm" svg:y="3.35cm">
          <draw:text-box>
            <text:p>C</text:p>
          </draw:text-box>
        </draw:frame>
        <draw:frame draw:style-name="gr9" draw:text-style-name="P11" draw:layer="layout" svg:width="0.959cm" svg:height="0.962cm" svg:x="17.141cm" svg:y="3.35cm">
          <draw:text-box>
            <text:p>C</text:p>
          </draw:text-box>
        </draw:frame>
        <draw:frame draw:style-name="gr9" draw:text-style-name="P11" draw:layer="layout" svg:width="0.959cm" svg:height="0.962cm" svg:x="16.141cm" svg:y="6.1cm">
          <draw:text-box>
            <text:p>C</text:p>
          </draw:text-box>
        </draw:frame>
        <draw:frame draw:style-name="gr33" draw:text-style-name="P11" draw:layer="layout" svg:width="0.853cm" svg:height="0.962cm" svg:x="10.35cm" svg:y="2.5cm">
          <draw:text-box>
            <text:p>L</text:p>
          </draw:text-box>
        </draw:frame>
        <draw:frame draw:style-name="gr33" draw:text-style-name="P11" draw:layer="layout" svg:width="0.853cm" svg:height="0.962cm" svg:x="10.347cm" svg:y="4.85cm">
          <draw:text-box>
            <text:p>L</text:p>
          </draw:text-box>
        </draw:frame>
        <draw:frame draw:style-name="gr33" draw:text-style-name="P11" draw:layer="layout" svg:width="0.853cm" svg:height="0.962cm" svg:x="8.397cm" svg:y="6.838cm">
          <draw:text-box>
            <text:p>L</text:p>
          </draw:text-box>
        </draw:frame>
        <draw:frame draw:style-name="gr33" draw:text-style-name="P11" draw:layer="layout" svg:width="0.853cm" svg:height="0.962cm" svg:x="6.6cm" svg:y="3.9cm">
          <draw:text-box>
            <text:p>L</text:p>
          </draw:text-box>
        </draw:frame>
        <draw:frame draw:style-name="gr36" draw:text-style-name="P11" draw:layer="layout" svg:width="4.536cm" svg:height="3.095cm" svg:x="1.314cm" svg:y="1.805cm">
          <draw:text-box>
            <text:p>R=1000 ohms</text:p>
            <text:p>L=0,001 H</text:p>
            <text:p>C=0,000001 F</text:p>
            <text:p/>
          </draw:text-box>
        </draw:frame>
        <draw:frame draw:style-name="gr37" draw:text-style-name="P11" draw:layer="layout" svg:width="6.217cm" svg:height="0.962cm" svg:x="10.7cm" svg:y="1.5cm">
          <draw:text-box>
            <text:p>Fig3 : Circuit R, L, C</text:p>
          </draw:text-box>
        </draw:frame>
        <draw:line draw:style-name="gr3" draw:text-style-name="P3" draw:layer="layout" svg:x1="4.75cm" svg:y1="14.25cm" svg:x2="10.5cm" svg:y2="14.25cm">
          <text:p/>
        </draw:line>
        <draw:line draw:style-name="gr3" draw:text-style-name="P3" draw:layer="layout" svg:x1="4.85cm" svg:y1="17.35cm" svg:x2="10.6cm" svg:y2="17.35cm">
          <text:p/>
        </draw:line>
        <draw:line draw:style-name="gr38" draw:text-style-name="P3" draw:layer="layout" svg:x1="1.5cm" svg:y1="15.75cm" svg:x2="4.5cm" svg:y2="15.75cm">
          <text:p/>
        </draw:line>
        <draw:line draw:style-name="gr39" draw:text-style-name="P3" draw:layer="layout" svg:x1="4.5cm" svg:y1="15.75cm" svg:x2="17.25cm" svg:y2="15.75cm">
          <text:p/>
        </draw:line>
        <draw:line draw:style-name="gr40" draw:text-style-name="P1" draw:layer="layout" svg:x1="5cm" svg:y1="18cm" svg:x2="10.5cm" svg:y2="18cm">
          <text:p/>
        </draw:line>
        <draw:line draw:style-name="gr40" draw:text-style-name="P1" draw:layer="layout" svg:x1="4.9cm" svg:y1="17.3cm" svg:x2="4.9cm" svg:y2="14.3cm">
          <text:p/>
        </draw:line>
        <draw:line draw:style-name="gr40" draw:text-style-name="P1" draw:layer="layout" svg:x1="10.35cm" svg:y1="18cm" svg:x2="17.75cm" svg:y2="18cm">
          <text:p/>
        </draw:line>
        <draw:frame draw:style-name="gr33" draw:text-style-name="P11" draw:layer="layout" svg:width="0.642cm" svg:height="0.962cm" svg:x="7.508cm" svg:y="17.2cm">
          <draw:text-box>
            <text:p>l</text:p>
          </draw:text-box>
        </draw:frame>
        <draw:frame draw:style-name="gr33" draw:text-style-name="P11" draw:layer="layout" svg:width="0.853cm" svg:height="0.962cm" svg:x="13.65cm" svg:y="17.2cm">
          <draw:text-box>
            <text:p>d</text:p>
          </draw:text-box>
        </draw:frame>
        <draw:frame draw:style-name="gr33" draw:text-style-name="P11" draw:layer="layout" svg:width="0.853cm" svg:height="0.962cm" svg:x="4.75cm" svg:y="14.7cm">
          <draw:text-box>
            <text:p>h</text:p>
          </draw:text-box>
        </draw:frame>
        <draw:line draw:style-name="gr3" draw:text-style-name="P3" draw:layer="layout" svg:x1="10.5cm" svg:y1="15.5cm" svg:x2="18.75cm" svg:y2="12.25cm">
          <text:p/>
        </draw:line>
        <draw:frame draw:style-name="gr33" draw:text-style-name="P11" draw:layer="layout" svg:width="1.23cm" svg:height="0.962cm" svg:x="10.25cm" svg:y="14.5cm">
          <draw:text-box>
            <text:p>Y<text:span text:style-name="T2">M</text:span></text:p>
          </draw:text-box>
        </draw:frame>
        <draw:frame draw:style-name="gr33" draw:text-style-name="P11" draw:layer="layout" svg:width="1.171cm" svg:height="0.962cm" svg:x="17.75cm" svg:y="11.288cm">
          <draw:text-box>
            <text:p>Y<text:span text:style-name="T2">E</text:span></text:p>
          </draw:text-box>
        </draw:frame>
        <draw:frame draw:style-name="gr33" draw:text-style-name="P11" draw:layer="layout" svg:width="0.925cm" svg:height="0.962cm" svg:x="1.2cm" svg:y="15cm">
          <draw:text-box>
            <text:p>V</text:p>
          </draw:text-box>
        </draw:frame>
        <draw:line draw:style-name="gr38" draw:text-style-name="P3" draw:layer="layout" svg:x1="1.4cm" svg:y1="15.1cm" svg:x2="1.9cm" svg:y2="15.1cm">
          <text:p/>
        </draw:line>
        <draw:frame draw:style-name="gr37" draw:text-style-name="P11" draw:layer="layout" svg:width="15.89cm" svg:height="0.962cm" svg:x="2.25cm" svg:y="19.15cm">
          <draw:text-box>
            <text:p>Fig4 : Un électron entre les plaques d’un condensateu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7T13:29:40.694120313</meta:creation-date>
    <dc:date>2024-01-19T18:12:16.194394528</dc:date>
    <meta:editing-duration>PT5H43M44S</meta:editing-duration>
    <meta:editing-cycles>3</meta:editing-cycles>
    <meta:generator>LibreOffice/7.3.7.2$Linux_X86_64 LibreOffice_project/30$Build-2</meta:generator>
    <meta:document-statistic meta:object-count="174"/>
  </office:meta>
</office:document-meta>
</file>